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4.801cm" table:align="center" fo:background-color="transparent">
        <style:background-image/>
      </style:table-properties>
    </style:style>
    <style:style style:name="Tabla1.A" style:family="table-column">
      <style:table-column-properties style:column-width="14.80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797cm" fo:margin-left="5.519cm" table:align="left"/>
    </style:style>
    <style:style style:name="Tabla3.A" style:family="table-column">
      <style:table-column-properties style:column-width="14.797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696cm" table:align="left" fo:background-color="transparent">
        <style:background-image/>
      </style:table-properties>
    </style:style>
    <style:style style:name="Tabla2.A" style:family="table-column">
      <style:table-column-properties style:column-width="11.104cm"/>
    </style:style>
    <style:style style:name="Tabla2.B" style:family="table-column">
      <style:table-column-properties style:column-width="14.593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b4c7d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9" style:family="table-row">
      <style:table-row-properties style:min-row-height="0.741cm" fo:background-color="transparent">
        <style:background-image/>
      </style:table-row-properties>
    </style:style>
    <style:style style:name="Tabla2.A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B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28b109" officeooo:paragraph-rsid="0028b109"/>
    </style:style>
    <style:style style:name="P2" style:family="paragraph" style:parent-style-name="Standard">
      <style:paragraph-properties fo:text-align="center" style:justify-single-word="false"/>
      <style:text-properties officeooo:rsid="002a8e48" officeooo:paragraph-rsid="002a8e48"/>
    </style:style>
    <style:style style:name="P3" style:family="paragraph" style:parent-style-name="Standard">
      <style:paragraph-properties fo:text-align="center" style:justify-single-word="false"/>
      <style:text-properties officeooo:rsid="002c177f" officeooo:paragraph-rsid="002df0c9"/>
    </style:style>
    <style:style style:name="P4" style:family="paragraph" style:parent-style-name="Standard">
      <style:paragraph-properties fo:text-align="start" style:justify-single-word="false"/>
      <style:text-properties officeooo:rsid="002fbe30" officeooo:paragraph-rsid="002fbe30"/>
    </style:style>
    <style:style style:name="P5" style:family="paragraph" style:parent-style-name="Standard">
      <style:text-properties officeooo:rsid="005add0a" officeooo:paragraph-rsid="005add0a"/>
    </style:style>
    <style:style style:name="P6" style:family="paragraph" style:parent-style-name="Standard">
      <style:text-properties officeooo:rsid="005ba08f" officeooo:paragraph-rsid="005ba08f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58b6f7" officeooo:paragraph-rsid="0058b6f7"/>
    </style:style>
    <style:style style:name="P8" style:family="paragraph" style:parent-style-name="Standard">
      <style:text-properties officeooo:rsid="0058b6f7" officeooo:paragraph-rsid="0058b6f7"/>
    </style:style>
    <style:style style:name="P9" style:family="paragraph" style:parent-style-name="Standard">
      <style:text-properties officeooo:rsid="00672894" officeooo:paragraph-rsid="00672894"/>
    </style:style>
    <style:style style:name="P10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officeooo:rsid="0028b109" officeooo:paragraph-rsid="0028b109" style:font-size-asian="22pt" style:font-weight-asian="bold" style:font-size-complex="2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20bb65" officeooo:paragraph-rsid="0028b109"/>
    </style:style>
    <style:style style:name="P12" style:family="paragraph" style:parent-style-name="Table_20_Contents">
      <style:paragraph-properties fo:text-align="center" style:justify-single-word="false"/>
      <style:text-properties officeooo:rsid="0020bb65" officeooo:paragraph-rsid="0051bca9"/>
    </style:style>
    <style:style style:name="P13" style:family="paragraph" style:parent-style-name="Table_20_Contents">
      <style:paragraph-properties fo:text-align="center" style:justify-single-word="false"/>
      <style:text-properties officeooo:rsid="0020bb65" officeooo:paragraph-rsid="0051f9ae"/>
    </style:style>
    <style:style style:name="P14" style:family="paragraph" style:parent-style-name="Table_20_Contents">
      <style:paragraph-properties fo:text-align="start" style:justify-single-word="false"/>
      <style:text-properties officeooo:rsid="002e19da" officeooo:paragraph-rsid="002e19da"/>
    </style:style>
    <style:style style:name="P15" style:family="paragraph" style:parent-style-name="Table_20_Contents">
      <style:paragraph-properties fo:text-align="start" style:justify-single-word="false"/>
      <style:text-properties officeooo:rsid="002e19da" officeooo:paragraph-rsid="002fbe30"/>
    </style:style>
    <style:style style:name="P16" style:family="paragraph" style:parent-style-name="Table_20_Contents">
      <style:text-properties officeooo:rsid="0037eec5" officeooo:paragraph-rsid="0037eec5"/>
    </style:style>
    <style:style style:name="P17" style:family="paragraph" style:parent-style-name="Table_20_Contents">
      <style:paragraph-properties fo:text-align="center" style:justify-single-word="false"/>
      <style:text-properties officeooo:rsid="0037eec5" officeooo:paragraph-rsid="0037eec5"/>
    </style:style>
    <style:style style:name="P18" style:family="paragraph" style:parent-style-name="Table_20_Contents">
      <style:paragraph-properties fo:text-align="center" style:justify-single-word="false"/>
      <style:text-properties officeooo:rsid="003965e4" officeooo:paragraph-rsid="003965e4"/>
    </style:style>
    <style:style style:name="P19" style:family="paragraph" style:parent-style-name="Table_20_Contents">
      <style:text-properties officeooo:rsid="003965e4" officeooo:paragraph-rsid="003965e4"/>
    </style:style>
    <style:style style:name="P20" style:family="paragraph" style:parent-style-name="Table_20_Contents">
      <style:text-properties officeooo:rsid="003b185d" officeooo:paragraph-rsid="003b185d"/>
    </style:style>
    <style:style style:name="P21" style:family="paragraph" style:parent-style-name="Table_20_Contents">
      <style:paragraph-properties fo:text-align="center" style:justify-single-word="false"/>
      <style:text-properties officeooo:rsid="003b185d" officeooo:paragraph-rsid="003b185d"/>
    </style:style>
    <style:style style:name="P22" style:family="paragraph" style:parent-style-name="Table_20_Contents">
      <style:text-properties officeooo:rsid="003cd32f" officeooo:paragraph-rsid="003cd32f"/>
    </style:style>
    <style:style style:name="P23" style:family="paragraph" style:parent-style-name="Table_20_Contents">
      <style:paragraph-properties fo:text-align="center" style:justify-single-word="false"/>
      <style:text-properties officeooo:rsid="003cd32f" officeooo:paragraph-rsid="003cd32f"/>
    </style:style>
    <style:style style:name="P24" style:family="paragraph" style:parent-style-name="Table_20_Contents">
      <style:paragraph-properties fo:text-align="center" style:justify-single-word="false"/>
      <style:text-properties officeooo:rsid="003cd32f" officeooo:paragraph-rsid="0050572e"/>
    </style:style>
    <style:style style:name="P25" style:family="paragraph" style:parent-style-name="Table_20_Contents">
      <style:text-properties officeooo:rsid="003eab80" officeooo:paragraph-rsid="003eab80"/>
    </style:style>
    <style:style style:name="P26" style:family="paragraph" style:parent-style-name="Table_20_Contents">
      <style:text-properties officeooo:rsid="00402eb8" officeooo:paragraph-rsid="00402eb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35de49" officeooo:paragraph-rsid="003965e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bc2c9" officeooo:paragraph-rsid="003bc2c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ae6eb" officeooo:paragraph-rsid="0028b109" style:font-weight-asian="bold" style:font-weight-complex="bold"/>
    </style:style>
    <style:style style:name="P30" style:family="paragraph" style:parent-style-name="Table_20_Contents">
      <style:text-properties officeooo:rsid="0050572e" officeooo:paragraph-rsid="0050572e"/>
    </style:style>
    <style:style style:name="P31" style:family="paragraph" style:parent-style-name="Table_20_Contents">
      <style:text-properties officeooo:rsid="005279e9" officeooo:paragraph-rsid="005279e9"/>
    </style:style>
    <style:style style:name="P32" style:family="paragraph" style:parent-style-name="Table_20_Contents">
      <style:paragraph-properties fo:text-align="center" style:justify-single-word="false"/>
      <style:text-properties officeooo:rsid="005279e9" officeooo:paragraph-rsid="005279e9"/>
    </style:style>
    <style:style style:name="P33" style:family="paragraph" style:parent-style-name="Table_20_Contents">
      <style:paragraph-properties fo:text-align="start" style:justify-single-word="false"/>
      <style:text-properties officeooo:rsid="002fbe30" officeooo:paragraph-rsid="002fbe30"/>
    </style:style>
    <style:style style:name="P34" style:family="paragraph" style:parent-style-name="Table_20_Contents">
      <style:paragraph-properties fo:text-align="center" style:justify-single-word="false"/>
      <style:text-properties officeooo:rsid="005f2af4" officeooo:paragraph-rsid="005f2af4"/>
    </style:style>
    <style:style style:name="P35" style:family="paragraph" style:parent-style-name="Table_20_Contents">
      <style:text-properties officeooo:rsid="0061fa30" officeooo:paragraph-rsid="0061fa30"/>
    </style:style>
    <style:style style:name="P36" style:family="paragraph" style:parent-style-name="Table_20_Contents">
      <style:text-properties officeooo:rsid="0061fa30" officeooo:paragraph-rsid="00627a87"/>
    </style:style>
    <style:style style:name="P37" style:family="paragraph" style:parent-style-name="Table_20_Contents">
      <style:text-properties officeooo:rsid="00627a87" officeooo:paragraph-rsid="00627a87"/>
    </style:style>
    <style:style style:name="T1" style:family="text">
      <style:text-properties officeooo:rsid="001fff8a"/>
    </style:style>
    <style:style style:name="T2" style:family="text">
      <style:text-properties officeooo:rsid="00229ea7"/>
    </style:style>
    <style:style style:name="T3" style:family="text">
      <style:text-properties officeooo:rsid="0029e905"/>
    </style:style>
    <style:style style:name="T4" style:family="text">
      <style:text-properties officeooo:rsid="002ba506"/>
    </style:style>
    <style:style style:name="T5" style:family="text">
      <style:text-properties officeooo:rsid="002fbe30"/>
    </style:style>
    <style:style style:name="T6" style:family="text">
      <style:text-properties officeooo:rsid="0030abec"/>
    </style:style>
    <style:style style:name="T7" style:family="text">
      <style:text-properties officeooo:rsid="0031264c"/>
    </style:style>
    <style:style style:name="T8" style:family="text">
      <style:text-properties officeooo:rsid="00335344"/>
    </style:style>
    <style:style style:name="T9" style:family="text">
      <style:text-properties officeooo:rsid="0053d53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0abec" style:font-weight-asian="bold" style:font-weight-complex="bold"/>
    </style:style>
    <style:style style:name="T12" style:family="text">
      <style:text-properties fo:font-weight="bold" officeooo:rsid="00335344" style:font-weight-asian="bold" style:font-weight-complex="bold"/>
    </style:style>
    <style:style style:name="T13" style:family="text">
      <style:text-properties officeooo:rsid="0056880e"/>
    </style:style>
    <style:style style:name="T14" style:family="text">
      <style:text-properties officeooo:rsid="00592235"/>
    </style:style>
    <style:style style:name="T15" style:family="text">
      <style:text-properties officeooo:rsid="005a4041"/>
    </style:style>
    <style:style style:name="T16" style:family="text">
      <style:text-properties officeooo:rsid="00627a87"/>
    </style:style>
    <style:style style:name="T17" style:family="text">
      <style:text-properties officeooo:rsid="0067ec9b"/>
    </style:style>
    <style:style style:name="T18" style:family="text">
      <style:text-properties officeooo:rsid="00690680"/>
    </style:style>
    <style:style style:name="T19" style:family="text">
      <style:text-properties officeooo:rsid="006ad5f9"/>
    </style:style>
    <style:style style:name="T20" style:family="text">
      <style:text-properties officeooo:rsid="006ebfa3"/>
    </style:style>
    <style:style style:name="T21" style:family="text">
      <style:text-properties officeooo:rsid="00709f10"/>
    </style:style>
    <style:style style:name="T22" style:family="text">
      <style:text-properties officeooo:rsid="00725a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NGO DB</text:p>
      <text:p text:style-name="P1">Los datos se almacenan en <text:s/>en ficheros con formato como <text:s/>jso<text:span text:style-name="T20">n</text:span> o xml , se permiten hacer búsquedas clave valor , y otras búsquedas por el contenido del documento.</text:p>
      <text:p text:style-name="P4">En los archivos jso<text:span text:style-name="T22">n</text:span> los objetos están formados por <text:span text:style-name="T10">duplas</text:span> <text:span text:style-name="T10"><text:s/></text:span><text:span text:style-name="T11">identificador:valor</text:span><text:span text:style-name="T10">,</text:span> <text:span text:style-name="T6">si el objeto tiene mas de un dupla se separan por comas,</text:span><text:span text:style-name="T8">el </text:span><text:span text:style-name="T12">identificador</text:span><text:span text:style-name="T8"> siempre va entre comillas., el </text:span><text:span text:style-name="T12">valor</text:span><text:span text:style-name="T8"> no v</text:span><text:span text:style-name="T13">a</text:span><text:span text:style-name="T8"> entre comillas si es de tipo </text:span><text:span text:style-name="T12">numérico, booleano, o null.</text:span></text:p>
      <text:p text:style-name="P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EJEMPLO DE ARCHIVO JSON</text:p>
          </table:table-cell>
        </table:table-row>
        <table:table-row table:style-name="Tabla1.1">
          <table:table-cell table:style-name="Tabla1.A2" office:value-type="string">
            <text:p text:style-name="P14">{</text:p>
            <text:p text:style-name="P14">“nombre”: “Juan”,</text:p>
            <text:p text:style-name="P14">“edad”: 25,</text:p>
            <text:p text:style-name="P14">“direccion”: </text:p>
            <text:p text:style-name="P15"><text:s text:c="7"/><text:span text:style-name="T5">{</text:span></text:p>
            <text:p text:style-name="P33"><text:s text:c="17"/>“ciudad”:”barcelona”</text:p>
            <text:p text:style-name="P15"><text:s text:c="8"/><text:span text:style-name="T5">}</text:span></text:p>
            <text:p text:style-name="P15">“<text:span text:style-name="T5">aficiones”:[ </text:span></text:p>
            <text:p text:style-name="P15"><text:s text:c="9"/><text:span text:style-name="T7">{ “nombre”:”futbol”}</text:span></text:p>
            <text:p text:style-name="P15"><text:s text:c="9"/><text:span text:style-name="T7">{</text:span> “<text:span text:style-name="T7">nombre:”sky”}</text:span></text:p>
            <text:p text:style-name="P15"><text:s text:c="10"/><text:span text:style-name="T7">]</text:span></text:p>
            <text:p text:style-name="P14">}</text:p>
          </table:table-cell>
        </table:table-row>
      </table:table>
      <text:p text:style-name="P2"/>
      <text:p text:style-name="P2"><text:span text:style-name="T4">VENTAJAS</text:span> DE LA BASES DE DATOS NO RELACIONALES</text:p>
      <text:p text:style-name="P1">-<text:span text:style-name="T3">Mayor flexibilidad en el esquema </text:span></text:p>
      <text:p text:style-name="P1">-<text:span text:style-name="T3">Mayor esca-labilidad. </text:span><text:span text:style-name="T6">(Escala</text:span><text:span text:style-name="T21">b</text:span><text:span text:style-name="T6">ilidad horizontal)</text:span></text:p>
      <text:p text:style-name="P1">-<text:span text:style-name="T3">Mayor velocidad (en detrimento de la consistencia e integridad)</text:span></text:p>
      <text:p text:style-name="P1">-<text:span text:style-name="T3">Requiere menos recursos de hardware</text:span></text:p>
      <text:p text:style-name="P1">-<text:span text:style-name="T3">Uso de formatos fácilmente integrable en aplicaciones (JSON,XML)</text:span></text:p>
      <text:p text:style-name="P1"/>
      <text:p text:style-name="P7">VOCABULARIO PARA BASES DE DATOS NO RELACIONALES</text:p>
      <text:p text:style-name="P7"/>
      <text:p text:style-name="P8">BASE DE DATOS-------------COLECCIONES-------- ---<text:span text:style-name="T22">(</text:span><text:span text:style-name="T14">DOCUMENTOS-</text:span><text:span text:style-name="T15">OBJETOS</text:span><text:span text:style-name="T22">)</text:span>----------DUPLAS</text:p>
      <text:p text:style-name="P5"/>
      <text:p text:style-name="P5">Las bases de datos están formadas por colecciones, las colecciones contienen documentos y los documentos objetos…….</text:p>
      <text:p text:style-name="P6">Un objeto puede tener mas de una dupla,y el valor de una dupla puede ser otro objeto.</text:p>
      <table:table table:name="Tabla3" table:style-name="Tabla3">
        <table:table-column table:style-name="Tabla3.A"/>
        <text:soft-page-break/>
        <table:table-row table:style-name="TableLine2578037296864">
          <table:table-cell table:style-name="Tabla3.A1" office:value-type="string">
            <text:p text:style-name="P34">Podemos utilizar Arrays para almacenar datos del mismo tipo</text:p>
          </table:table-cell>
        </table:table-row>
        <table:table-row table:style-name="TableLine2578037296320">
          <table:table-cell table:style-name="Tabla3.A2" office:value-type="string">
            <text:p text:style-name="P35">{</text:p>
            <text:p text:style-name="P35"><text:s text:c="3"/>“<text:span text:style-name="T16">tienda”:”Leroy Merlin”,</text:span></text:p>
            <text:p text:style-name="P36"><text:s text:c="3"/>“<text:span text:style-name="T16">articulos”:[</text:span></text:p>
            <text:p text:style-name="P37"><text:s text:c="11"/>“Ventilador de techo”,</text:p>
            <text:p text:style-name="P37"><text:s text:c="11"/>”puerta lucerna”,</text:p>
            <text:p text:style-name="P37"><text:s text:c="11"/>“barbacoa para carbón”</text:p>
            <text:p text:style-name="P37"><text:s text:c="3"/>]</text:p>
            <text:p text:style-name="P35">}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9">Acción</text:p>
          </table:table-cell>
          <table:table-cell table:style-name="Tabla2.B1" office:value-type="string">
            <text:p text:style-name="P29">Ejemplo</text:p>
          </table:table-cell>
        </table:table-row>
        <table:table-row table:style-name="TableLine2578037293056">
          <table:table-cell table:style-name="Tabla2.A8" office:value-type="string">
            <text:p text:style-name="P16">Muestra la base de datos</text:p>
          </table:table-cell>
          <table:table-cell table:style-name="Tabla2.B8" office:value-type="string">
            <text:p text:style-name="P17">Show dbs</text:p>
          </table:table-cell>
        </table:table-row>
        <table:table-row table:style-name="TableLine2578037312096">
          <table:table-cell table:style-name="Tabla2.A8" office:value-type="string">
            <text:p text:style-name="P16">Accede a la base de datos</text:p>
          </table:table-cell>
          <table:table-cell table:style-name="Tabla2.B8" office:value-type="string">
            <text:p text:style-name="P18">use basededatos</text:p>
          </table:table-cell>
        </table:table-row>
        <table:table-row table:style-name="TableLine2578037317264">
          <table:table-cell table:style-name="Tabla2.A8" office:value-type="string">
            <text:p text:style-name="P19">Muestra la base de datos actual</text:p>
          </table:table-cell>
          <table:table-cell table:style-name="Tabla2.B8" office:value-type="string">
            <text:p text:style-name="P18">db</text:p>
          </table:table-cell>
        </table:table-row>
        <table:table-row table:style-name="Tabla2.1">
          <table:table-cell table:style-name="Tabla2.A5" table:number-columns-spanned="2" office:value-type="string">
            <text:p text:style-name="P27">DDL ( DATA DEFINITION LANGUAGE )</text:p>
          </table:table-cell>
          <table:covered-table-cell/>
        </table:table-row>
        <table:table-row table:style-name="TableLine2578037307200">
          <table:table-cell table:style-name="Tabla2.A8" office:value-type="string">
            <text:p text:style-name="P20">Crea una colección llamad nombre colección</text:p>
          </table:table-cell>
          <table:table-cell table:style-name="Tabla2.B8" office:value-type="string">
            <text:p text:style-name="P21">db.createCol<text:span text:style-name="T18">l</text:span>ection<text:span text:style-name="T17">(“NombreColeccion”)</text:span></text:p>
          </table:table-cell>
        </table:table-row>
        <table:table-row table:style-name="TableLine2578037300672">
          <table:table-cell table:style-name="Tabla2.A8" office:value-type="string">
            <text:p text:style-name="P20">Eliminar colecciones</text:p>
          </table:table-cell>
          <table:table-cell table:style-name="Tabla2.B8" office:value-type="string">
            <text:p text:style-name="P21">db.nombreColeccion.drop()</text:p>
          </table:table-cell>
        </table:table-row>
        <table:table-row table:style-name="TableLine2578037306112">
          <table:table-cell table:style-name="Tabla2.A8" office:value-type="string">
            <text:p text:style-name="P20">Mostrar colecciones</text:p>
          </table:table-cell>
          <table:table-cell table:style-name="Tabla2.B8" office:value-type="string">
            <text:p text:style-name="P21">Show collections</text:p>
          </table:table-cell>
        </table:table-row>
        <table:table-row table:style-name="Tabla2.9">
          <table:table-cell table:style-name="Tabla2.A5" table:number-columns-spanned="2" office:value-type="string">
            <text:p text:style-name="P28">DML (DATA MANIPULATION LANGUAGE)</text:p>
          </table:table-cell>
          <table:covered-table-cell/>
        </table:table-row>
        <table:table-row table:style-name="Tabla2.9">
          <table:table-cell table:style-name="Tabla2.A10" office:value-type="string">
            <text:p text:style-name="P22">Inserción de un único documento</text:p>
          </table:table-cell>
          <table:table-cell table:style-name="Tabla2.B10" office:value-type="string">
            <text:p text:style-name="P23">db.nombreCol<text:span text:style-name="T18">l</text:span>ecion.insertOne(documento)</text:p>
          </table:table-cell>
        </table:table-row>
        <table:table-row table:style-name="Tabla2.9">
          <table:table-cell table:style-name="Tabla2.A10" office:value-type="string">
            <text:p text:style-name="P22">Inserción de múltiples documento</text:p>
          </table:table-cell>
          <table:table-cell table:style-name="Tabla2.B10" office:value-type="string">
            <text:p text:style-name="P11">db.nombreColeccion.insertMany([documento1, documento2, ...])</text:p>
          </table:table-cell>
        </table:table-row>
        <table:table-row table:style-name="Tabla2.9">
          <table:table-cell table:style-name="Tabla2.A10" office:value-type="string">
            <text:p text:style-name="P22">Consulta de todos los documentos del la colección</text:p>
            <text:p text:style-name="P22"/>
            <text:p text:style-name="P30">Consulta de todos los documentos cuyo nombre es María</text:p>
          </table:table-cell>
          <table:table-cell table:style-name="Tabla2.B10" office:value-type="string">
            <text:p text:style-name="P23">db.nombreColeccion.find()</text:p>
            <text:p text:style-name="P24"/>
            <text:p text:style-name="P24">db.nombreColeccion.find(<text:span text:style-name="T1">{“nombre”:”maria”}</text:span></text:p>
          </table:table-cell>
        </table:table-row>
        <table:table-row table:style-name="Tabla2.9">
          <table:table-cell table:style-name="Tabla2.A10" office:value-type="string">
            <text:p text:style-name="P25">Modificar múltiples documentos <text:s/>que cumplan una condición</text:p>
          </table:table-cell>
          <table:table-cell table:style-name="Tabla2.B10" office:value-type="string">
            <text:p text:style-name="P12">db.primero.updateMany(<text:span text:style-name="T2">{“nombre”:”ana”}</text:span>,<text:span text:style-name="T2">{$set:{“nombre”:”pedro)}}</text:span>)</text:p>
          </table:table-cell>
        </table:table-row>
        <table:table-row table:style-name="Tabla2.9">
          <table:table-cell table:style-name="Tabla2.A10" office:value-type="string">
            <text:p text:style-name="P26">Modificar todos los documentos de la Colección</text:p>
          </table:table-cell>
          <table:table-cell table:style-name="Tabla2.B10" office:value-type="string">
            <text:p text:style-name="P13">db.nombreCol<text:span text:style-name="T19">l</text:span>ec<text:span text:style-name="T19">t</text:span>ion.updateMany({}, <text:span text:style-name="T2">$set:{“nombre”:”pedro)}}</text:span>)</text:p>
          </table:table-cell>
        </table:table-row>
        <table:table-row table:style-name="Tabla2.9">
          <table:table-cell table:style-name="Tabla2.A10" office:value-type="string">
            <text:p text:style-name="P31">Borrar documentos de una colección</text:p>
          </table:table-cell>
          <table:table-cell table:style-name="Tabla2.B10" office:value-type="string">
            <text:p text:style-name="P32">db.nombreColeccion.deleteMany({“nombre”=”<text:span text:style-name="T9">p</text:span>edro”})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1:32:35.435000000</meta:creation-date>
    <dc:date>2021-06-05T17:51:49.499000000</dc:date>
    <meta:editing-duration>PT18H38M9S</meta:editing-duration>
    <meta:editing-cycles>53</meta:editing-cycles>
    <meta:generator>LibreOffice/7.0.4.2$Windows_X86_64 LibreOffice_project/dcf040e67528d9187c66b2379df5ea4407429775</meta:generator>
    <meta:document-statistic meta:table-count="3" meta:image-count="0" meta:object-count="0" meta:page-count="3" meta:paragraph-count="65" meta:word-count="305" meta:character-count="2432" meta:non-whitespace-character-count="2086"/>
  </office:meta>
</office:document-meta>
</file>